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5.62cm" fo:min-width="5.3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206cm" fo:min-width="4.0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cm" svg:height="8.3cm" svg:x="2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9cm" svg:y1="5.6cm" svg:x2="7cm" svg:y2="13.9cm">
          <text:p/>
        </draw:line>
        <draw:line draw:style-name="gr2" draw:text-style-name="P2" draw:layer="layout" svg:x1="8.2cm" svg:y1="5.8cm" svg:x2="5.7cm" svg:y2="13.7cm">
          <text:p/>
        </draw:line>
        <draw:line draw:style-name="gr2" draw:text-style-name="P2" draw:layer="layout" svg:x1="9.5cm" svg:y1="6.4cm" svg:x2="4.5cm" svg:y2="13.1cm">
          <text:p/>
        </draw:line>
        <draw:line draw:style-name="gr2" draw:text-style-name="P2" draw:layer="layout" svg:x1="3.6cm" svg:y1="12.1cm" svg:x2="10.5cm" svg:y2="7.4cm">
          <text:p/>
        </draw:line>
        <draw:line draw:style-name="gr2" draw:text-style-name="P2" draw:layer="layout" svg:x1="8.4cm" svg:y1="13.7cm" svg:x2="5.4cm" svg:y2="5.9cm">
          <text:p/>
        </draw:line>
        <draw:line draw:style-name="gr2" draw:text-style-name="P2" draw:layer="layout" svg:x1="4.1cm" svg:y1="6.7cm" svg:x2="9.8cm" svg:y2="12.9cm">
          <text:p/>
        </draw:line>
        <draw:line draw:style-name="gr2" draw:text-style-name="P2" draw:layer="layout" svg:x1="3.2cm" svg:y1="8cm" svg:x2="10.8cm" svg:y2="11.6cm">
          <text:p/>
        </draw:line>
        <draw:line draw:style-name="gr2" draw:text-style-name="P2" draw:layer="layout" svg:x1="2.9cm" svg:y1="9.6cm" svg:x2="11.2cm" svg:y2="10cm">
          <text:p/>
        </draw:line>
        <draw:line draw:style-name="gr2" draw:text-style-name="P2" draw:layer="layout" svg:x1="3cm" svg:y1="10.9cm" svg:x2="11cm" svg:y2="8.6cm">
          <text:p/>
        </draw:line>
        <draw:custom-shape draw:style-name="gr3" draw:text-style-name="P3" draw:layer="layout" svg:width="6.4cm" svg:height="6.3cm" svg:x="3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6cm" svg:y1="6.2cm" svg:x2="8.6cm" svg:y2="4.6cm">
          <text:p/>
        </draw:line>
        <draw:line draw:style-name="gr4" draw:text-style-name="P2" draw:layer="layout" svg:x1="9.8cm" svg:y1="7.2cm" svg:x2="11.3cm" svg:y2="5.9cm">
          <text:p/>
        </draw:line>
        <draw:line draw:style-name="gr4" draw:text-style-name="P2" draw:layer="layout" svg:x1="9.9cm" svg:y1="12cm" svg:x2="12.2cm" svg:y2="12.2cm">
          <text:p/>
        </draw:line>
        <draw:frame draw:style-name="gr5" draw:text-style-name="P5" draw:layer="layout" svg:width="3.203cm" svg:height="1.361cm" svg:x="6.997cm" svg:y="3.3cm">
          <draw:text-box>
            <text:p text:style-name="P4"><text:span text:style-name="T1">Consumer 1</text:span></text:p>
            <text:p text:style-name="P4"><text:span text:style-name="T1">Index</text:span></text:p>
          </draw:text-box>
        </draw:frame>
        <draw:frame draw:style-name="gr5" draw:text-style-name="P5" draw:layer="layout" svg:width="3.203cm" svg:height="1.361cm" svg:x="10.698cm" svg:y="5.001cm">
          <draw:text-box>
            <text:p text:style-name="P4"><text:span text:style-name="T1">Consumer 2</text:span></text:p>
            <text:p text:style-name="P4"><text:span text:style-name="T1">Index</text:span></text:p>
          </draw:text-box>
        </draw:frame>
        <draw:frame draw:style-name="gr5" draw:text-style-name="P5" draw:layer="layout" svg:width="2.513cm" svg:height="1.361cm" svg:x="11.599cm" svg:y="11.302cm">
          <draw:text-box>
            <text:p text:style-name="P4"><text:span text:style-name="T1">Producer</text:span></text:p>
            <text:p text:style-name="P4"><text:span text:style-name="T1">Ind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7-14T15:26:28.272024953</meta:creation-date>
    <dc:date>2015-07-14T16:36:06.299307584</dc:date>
    <dc:creator>nikolay </dc:creator>
    <meta:editing-duration>PT43M33S</meta:editing-duration>
    <meta:editing-cycles>8</meta:editing-cycles>
    <meta:generator>LibreOffice/4.4.2.2$Linux_X86_64 LibreOffice_project/40m0$Build-2</meta:generator>
    <meta:document-statistic meta:object-count="17"/>
  </office:meta>
</office:document-meta>
</file>